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950e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ffff00"/>
    </style:style>
    <style:style style:name="T4" style:family="text">
      <style:text-properties fo:background-color="#cc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ructions for the team </text:h>
      <text:p text:style-name="P1">Created by : Vincent Destailleur</text:p>
      <text:p text:style-name="P1">08-01-18 : v1</text:p>
      <text:p text:style-name="P1"/>
      <text:p text:style-name="P1">Modify by : </text:p>
      <text:p text:style-name="P1">xx-xx-xx : v2</text:p>
      <text:p text:style-name="P2">Changes</text:p>
      <text:p text:style-name="P1"/>
      <text:p text:style-name="P1"><text:tab/>These instructions have to be followed by the all team during the project. The aim of each instruction (1-, 2-,...) is writed under each of them (begin with a « &gt; ») <text:s/></text:p>
      <text:p text:style-name="P1"><text:tab/></text:p>
      <text:p text:style-name="P1"><text:tab/><text:span text:style-name="T2">The respect of these instrution can improve the</text:span> team's work!<text:span text:style-name="T2"> </text:span></text:p>
      <text:p text:style-name="Standard"/>
      <text:p text:style-name="Standard">1-Write <text:span text:style-name="T1">all</text:span> the documents in english.</text:p>
      <text:p text:style-name="Standard">&gt;for the internationalization </text:p>
      <text:p text:style-name="Standard"/>
      <text:p text:style-name="Standard">2-Make short, concise sentences.</text:p>
      <text:p text:style-name="Standard">&gt;for the comprehension of the work of each on by the rest of the team.</text:p>
      <text:p text:style-name="Standard"/>
      <text:p text:style-name="Standard">3-Make simple construction sentence : S+V+C or V+C</text:p>
      <text:p text:style-name="Standard">&gt;for the comprehension of the work of each on by the rest of the team.</text:p>
      <text:p text:style-name="Standard"/>
      <text:p text:style-name="Standard">4-All the documents for this project are <text:span text:style-name="T1">on the svn</text:span> <text:span text:style-name="T1">and nowhere else</text:span>.</text:p>
      <text:p text:style-name="Standard">&gt;to avoid wasting time with version problems.</text:p>
      <text:p text:style-name="Standard"/>
      <text:p text:style-name="Standard">5-Documents for analyse&amp;conception is in the folder ./AnalyseAndConception</text:p>
      <text:p text:style-name="Standard">&gt;for the clarity</text:p>
      <text:p text:style-name="Standard"/>
      <text:p text:style-name="Standard">6-All the documents are created with <text:span text:style-name="T1">linux free software and nothing else</text:span>.</text:p>
      <text:p text:style-name="Standard">&gt;to share and have the possibility to improve easily the works of others </text:p>
      <text:p text:style-name="Standard"><text:span text:style-name="T1">List of the linux freeware use :</text:span> </text:p>
      <text:p text:style-name="Standard"><text:span text:style-name="T1">-ArgoUML </text:span><text:span text:style-name="T2">(conception, documentation)</text:span><text:span text:style-name="T1"> </text:span>, </text:p>
      <text:p text:style-name="Standard"><text:span text:style-name="T1">-Writer open office </text:span>(documentation),</text:p>
      <text:p text:style-name="Standard"><text:span text:style-name="T1">-Quanta Plus </text:span><text:span text:style-name="T2">(design web)</text:span> <text:s text:c="2"/></text:p>
      <text:p text:style-name="Standard"><text:span text:style-name="T1">-AnalyseSI</text:span> (MCD, MLD, creation SQL)</text:p>
      <text:p text:style-name="Standard"/>
      <text:p text:style-name="Standard">7-When you modify a document, write it ! (write your name, the current date and the new number version)</text:p>
      <text:p text:style-name="Standard">&gt;for the collaborative work</text:p>
      <text:p text:style-name="Standard"/>
      <text:p text:style-name="Standard">8-When you modify a text document, try to show the modification (ex : <text:span text:style-name="T3">color trame</text:span>)</text:p>
      <text:p text:style-name="Standard"/>
      <text:p text:style-name="P3">9-Read and follow the instructions of the documents list below for the developping work :</text:p>
      <text:p text:style-name="Standard">In the folder <text:bookmark-start text:name="DDE_LINK"/><text:span text:style-name="T4">./0-Analyse-Conception/</text:span><text:bookmark-end text:name="DDE_LINK"/><text:span text:style-name="T4">Good pratices for developpement</text:span> : </text:p>
      <text:p text:style-name="Standard">&gt;<text:span text:style-name="T4">D-Developping a class.odt</text:span></text:p>
      <text:p text:style-name="Standard">&gt;<text:span text:style-name="T4">D-Roadmap for building a use case in a web application.odt</text:span></text:p>
      <text:p text:style-name="Standard"/>
      <text:p text:style-name="Standard">10-When you want to add a new use case (new fonctionnality) add it in the following documents :</text:p>
      <text:p text:style-name="Standard">&gt;<text:span text:style-name="T4">./0-Analyse-Conception/08-01-03 Cdc fonctionnel du site.odt</text:span></text:p>
      <text:p text:style-name="Standard">&gt;<text:bookmark-start text:name="DDE_LINK2"/><text:span text:style-name="T4">./0-Analyse-Conception/</text:span><text:bookmark-end text:name="DDE_LINK2"/><text:span text:style-name="T4">Planification for the developpement of the site.odt</text:span></text:p>
      <text:p text:style-name="Standard">In the folder <text:span text:style-name="T4">0-Handbook for Red Neck Site</text:span> :</text:p>
      <text:p text:style-name="Standard">&gt;All the UML Diagram implied</text:p>
      <text:p text:style-name="Standard"/>
      <text:p text:style-name="Standard">11-Use the folder <text:span text:style-name="T4">./0-Analyse-Conception/Draft</text:span> to put all the doc which are not enough formal to be officially display</text:p>
      <text:p text:style-name="Standard"/>
      <text:p text:style-name="Standard">12-If you to modify the MCD go in the folder <text:span text:style-name="T4">0-Handbook for Red Neck Site/MCD</text:span></text:p>
      <text:p text:style-name="Standard"/>
      <text:p text:style-name="Standard">13-Las but not least, you have to create or update all the UML diagram when you developping.</text:p>
      <text:p text:style-name="Standard">&gt;Look in the folder <text:bookmark-start text:name="DDE_LINK1"/><text:span text:style-name="T4">0-Handbook for Red Neck Site/</text:span><text:bookmark-end text:name="DDE_LINK1"/> </text:p>
      <text:p text:style-name="Standard"/>
      <text:p text:style-name="Standard"/>
      <text:p text:style-name="Standard">xxxxxxxxxxxxxxxxxxxxxxxxxxxxxxxxxxxxxxxxxxxxxxxxxxxxxxxxxxxxxxxxxxxxxxxxxxxxxxxxxxxxxxxxxxxxxxxxxxxxxxxxxxxxxxxxxxxxxxxxxxxxxxxxxxxxxxxxxxxxxxxxxxxxxxxxxxxxxxxx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18T18:49:45</meta:creation-date>
    <dc:creator>vincent</dc:creator>
    <dc:date>2009-01-22T14:06:27</dc:date>
    <meta:editing-cycles>14</meta:editing-cycles>
    <meta:editing-duration>PT3H17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4" meta:word-count="395" meta:character-count="2402"/>
  </office:meta>
</office:document-meta>
</file>